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blema_real1" table:style-name="ta1">
        <table:shapes>
          <draw:frame draw:z-index="0" draw:style-name="gr1" draw:text-style-name="P1" svg:width="8.5094in" svg:height="4.2248in" svg:x="1.702in" svg:y="0.502in">
            <draw:object draw:notify-on-update-of-ranges="problema_real1.B1:problema_real1.B1 problema_real1.A1:problema_real1.A16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4.3478" calcext:value-type="float">
            <text:p>24.3478</text:p>
          </table:table-cell>
          <table:table-cell office:value-type="string" calcext:value-type="string">
            <text:p>problema_real1</text:p>
          </table:table-cell>
        </table:table-row>
        <table:table-row table:style-name="ro2">
          <table:table-cell office:value-type="float" office:value="9.5652" calcext:value-type="float">
            <text:p>9.5652</text:p>
          </table:table-cell>
          <table:table-cell/>
        </table:table-row>
        <table:table-row table:style-name="ro2">
          <table:table-cell office:value-type="float" office:value="6.5217" calcext:value-type="float">
            <text:p>6.5217</text:p>
          </table:table-cell>
          <table:table-cell/>
        </table:table-row>
        <table:table-row table:style-name="ro2">
          <table:table-cell office:value-type="float" office:value="7.3913" calcext:value-type="float">
            <text:p>7.3913</text:p>
          </table:table-cell>
          <table:table-cell/>
        </table:table-row>
        <table:table-row table:style-name="ro2">
          <table:table-cell office:value-type="float" office:value="6.9565" calcext:value-type="float">
            <text:p>6.9565</text:p>
          </table:table-cell>
          <table:table-cell/>
        </table:table-row>
        <table:table-row table:style-name="ro2">
          <table:table-cell office:value-type="float" office:value="5.6522" calcext:value-type="float">
            <text:p>5.6522</text:p>
          </table:table-cell>
          <table:table-cell/>
        </table:table-row>
        <table:table-row table:style-name="ro2">
          <table:table-cell office:value-type="float" office:value="6.5217" calcext:value-type="float">
            <text:p>6.5217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5.2174" calcext:value-type="float">
            <text:p>5.2174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5.2174" calcext:value-type="float">
            <text:p>5.2174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1">
          <table:table-cell office:value-type="float" office:value="3.913" calcext:value-type="float">
            <text:p>3.913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913" calcext:value-type="float">
            <text:p>3.91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/>
        </table:table-row>
      </table:table>
      <table:table table:name="nand" table:style-name="ta1">
        <table:shapes>
          <draw:frame draw:z-index="0" draw:style-name="gr1" draw:text-style-name="P1" svg:width="6.2988in" svg:height="3.5429in" svg:x="3.5953in" svg:y="1.8169in">
            <draw:object draw:notify-on-update-of-ranges="nand.A1:nand.A1 nand.A2:nand.A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nan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nor" table:style-name="ta1">
        <table:shapes>
          <draw:frame draw:z-index="0" draw:style-name="gr1" draw:text-style-name="P1" svg:width="6.2988in" svg:height="3.5429in" svg:x="4.4839in" svg:y="1.0961in">
            <draw:object draw:notify-on-update-of-ranges="nor.A1:nor.A1 nor.A2:nor.A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n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xor" table:style-name="ta1">
        <table:shapes>
          <draw:frame draw:z-index="0" draw:style-name="gr1" draw:text-style-name="P1" svg:width="6.2988in" svg:height="3.5429in" svg:x="4.4839in" svg:y="1.4614in">
            <draw:object draw:notify-on-update-of-ranges="xor.A1:xor.A1 xor.A2:xor.A20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x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12:43:23.156385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23:14:45.857313384</meta:creation-date>
    <dc:date>2014-02-19T13:06:45.381200625</dc:date>
    <meta:editing-duration>P0D</meta:editing-duration>
    <meta:editing-cycles>3</meta:editing-cycles>
    <meta:generator>LibreOffice/4.2.0.4$Linux_x86 LibreOffice_project/05dceb5d363845f2cf968344d7adab8dcfb2ba71</meta:generator>
    <meta:document-statistic meta:table-count="4" meta:cell-count="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15cm" svg:height="10.732cm" xlink:href=".." xlink:type="simple" chart:class="chart:line" chart:style-name="ch1">
        <chart:title svg:x="7.765cm" svg:y="0.349cm" chart:style-name="ch2">
          <text:p>Tasa de Error en Perceptrón</text:p>
        </chart:title>
        <chart:legend chart:legend-position="end" svg:x="17.966cm" svg:y="5.069cm" style:legend-expansion="high" chart:style-name="ch3"/>
        <chart:plot-area chart:style-name="ch4" table:cell-range-address="problema_real1.B1:problema_real1.B1 problema_real1.A1:problema_real1.A1699" chart:data-source-has-labels="row" svg:x="1.44cm" svg:y="1.792cm" svg:width="15.663cm" svg:height="7.748cm">
          <chartooo:coordinate-region svg:x="2.058cm" svg:y="1.989cm" svg:width="15.045cm" svg:height="6.504cm"/>
          <chart:axis chart:dimension="x" chart:name="primary-x" chart:style-name="ch5">
            <chart:title svg:x="8.677cm" svg:y="9.755cm" chart:style-name="ch6">
              <text:p>Época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26cm" chart:style-name="ch8">
              <text:p>% Error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problema_real1.A1:problema_real1.A1699" chart:label-cell-address="problema_real1.B1:problema_real1.B1" chart:class="chart:line">
            <chart:data-point chart:repeated="16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a_real1</text:p>
                <draw:g>
                  <svg:desc>problema_real1.B1:problema_real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3478">
                <text:p>24.3478</text:p>
                <draw:g>
                  <svg:desc>problema_real1.A1:problema_real1.A16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652">
                <text:p>9.5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217">
                <text:p>6.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913">
                <text:p>7.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565">
                <text:p>6.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522">
                <text:p>5.6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217">
                <text:p>6.5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174">
                <text:p>5.2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74">
                <text:p>5.2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3.922cm" svg:y="4.203cm" style:legend-expansion="high" chart:style-name="ch3"/>
        <chart:plot-area chart:style-name="ch4" table:cell-range-address="nand.A1:nand.A32" chart:data-source-has-labels="row" svg:x="1.328cm" svg:y="1.656cm" svg:width="11.955cm" svg:height="6.186cm">
          <chartooo:coordinate-region svg:x="2.129cm" svg:y="1.853cm" svg:width="10.969cm" svg:height="4.952cm"/>
          <chart:axis chart:dimension="x" chart:name="primary-x" chart:style-name="ch5">
            <chart:title svg:x="6.711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nand.A2:nand.A32" chart:label-cell-address="nand.A1:nand.A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</text:p>
                <draw:g>
                  <svg:desc>nand.A1:nan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and.A2:nand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4.184cm" svg:y="4.203cm" style:legend-expansion="high" chart:style-name="ch3"/>
        <chart:plot-area chart:style-name="ch4" table:cell-range-address="nor.A1:nor.A24" chart:data-source-has-labels="row" svg:x="1.328cm" svg:y="1.656cm" svg:width="12.217cm" svg:height="6.186cm">
          <chartooo:coordinate-region svg:x="2.129cm" svg:y="1.853cm" svg:width="11.231cm" svg:height="5.346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nor.A2:nor.A24" chart:label-cell-address="nor.A1:nor.A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</text:p>
                <draw:g>
                  <svg:desc>nor.A1:n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or.A2:nor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4.184cm" svg:y="4.203cm" style:legend-expansion="high" chart:style-name="ch3"/>
        <chart:plot-area chart:style-name="ch4" table:cell-range-address="xor.A1:xor.A2000" chart:data-source-has-labels="row" svg:x="1.328cm" svg:y="1.656cm" svg:width="12.217cm" svg:height="6.186cm">
          <chartooo:coordinate-region svg:x="2.129cm" svg:y="1.853cm" svg:width="11.361cm" svg:height="4.942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xor.A2:xor.A2000" chart:label-cell-address="xor.A1:xor.A1" chart:class="chart:line"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</text:p>
                <draw:g>
                  <svg:desc>xor.A1:x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xor.A2:xor.A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